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dżywki białkowe<text:line-break/><text:line-break/>Białko jest podstawowym budulcem, z którego zbudowane sa mieśnie. Dostarczenie odpowiedniej ilosci białka jest niezwykle ciężkie przy pomocy normalnego pożywienia.  <text:line-break/><text:line-break/>Tymczasowy Artykul - <text:a xlink:type="simple" xlink:href="http://www.forum.paker.co.uk/odzywki-bialkowe-vt128.htm">http://www.forum.paker.co.uk/odzywki-bialkowe-vt128.htm</text:a><text:line-break/><text:line-break/>------------------------------------------------------------------------------------------------------------------------</text:p>
      <text:p text:style-name="Standard"><text:line-break/>Omega, EFA, CLA, Oleje<text:line-break/><text:line-break/>Obecność kwasów tłuszczowych w codziennej diecie jest niezbędna dla prawidłowego funkcjonowania organizmu. Kwasy tluszczowe wpływaja korzystnie na pracę serca, układu nerwowego, hormonalnego oraz cerę.<text:line-break/><text:line-break/>------------------------------------------------------------------------------------------------------------------------<text:line-break/><text:line-break/>Regeneratory stawów i kości<text:line-break/><text:line-break/>Regeneratory stawów zawieraja w swoim składzie substancje regenerujace strukture stawów, likwidują stany zapalne ścięgien i wiązadeł. Ponieważ trening siłowy jest dodatkowym obciążeniem dla stawów, warto stosować je również profilaktycznie.<text:line-break/><text:line-break/>------------------------------------------------------------------------------------------------------------------------<text:line-break/><text:line-break/>Regeneratory pocyklowe<text:line-break/><text:line-break/>Regeneratory pocyklowe są niezbędne po zakończonym cyklu na PH. Pamietaj, odblokuj się! Regeneratory pocyklowe służą do przywrócenia naturalnej produkcji hormonów.<text:line-break/><text:line-break/>------------------------------------------------------------------------------------------------------------------------<text:line-break/><text:line-break/>Regeneratory wątroby<text:line-break/><text:line-break/>Dbaj o zdrowie swojej wątroby! Jeżeli stosowałeś doustne środki anaboliczne, jak na przykład PH, prawdopodobnie Twoja wątroba została poważnie obciążona toksycznymi grupami metylowymi, nie czekaj, zamów regenerator wątroby jeszcze dziś.<text:line-break/><text:line-break/>------------------------------------------------------------------------------------------------------------------------<text:line-break/><text:line-break/>Spalacze tłuszczu, termogeniki<text:line-break/><text:line-break/>Spalacze tłuszczu stymulują metabolizm oraz hamują apetyt aby dać Ci mozliwosc stracenia wielu kilogramów i wyrzeźbioną sylwetkę. Najlepsze efekty uzyskuje się w połączeniu spalaczy z własciwym treningiem i dietą.<text:line-break/><text:line-break/>------------------------------------------------------------------------------------------------------------------------<text:line-break/><text:line-break/>Suplementy okołotreningowe<text:line-break/><text:line-break/>Suplementy okołotreningowe mają ogromne znaczenie dla każdego kulturysty. Zapewnienie ochrony mięsniom przed, w trakcie i po treningu ma kluczowe znaczenie przy pracowaniu nad <text:soft-page-break/>masą, siłą oraz rzeżbą.<text:line-break/><text:line-break/>------------------------------------------------------------------------------------------------------------------------<text:line-break/><text:line-break/>Suplementy specjalne<text:line-break/><text:line-break/>Suplementy specjalne charakteryzują się innowacyjnością, przez co ciężko zakwalifikować je do standardowych kategorii suplementów. Znajdują się tu najnowsze osiągnięcia z dziedziny wspomagania sportowego.<text:line-break/><text:line-break/>------------------------------------------------------------------------------------------------------------------------<text:line-break/><text:line-break/>Witaminy i minerały<text:line-break/><text:line-break/>Wiele z dolegliwośći w organizmie wywołane jest brakiem określonych witamin bądz minerałów. Wysiłek fizyczny czy stres znacznie zwiększają zapotrzebowanie na te substancje.  Brak witamin i mineralów ogranicza, a często uniemożliwia rozbudowę masy i siły.<text:line-break/><text:line-break/>Tymczasowy Artykul <text:a xlink:type="simple" xlink:href="http://www.forum.paker.co.uk/witaminy-jak-hormony-anaboliczne-vt2459.htm">http://www.forum.paker.co.uk/witaminy-jak-hormony-anaboliczne-vt2459.htm</text:a><text:line-break/><text:line-break/>------------------------------------------------------------------------------------------------------------------------<text:line-break/><text:line-break/>Wszystko w jednym<text:line-break/><text:line-break/>Jeżeli nie masz ochoty mieć w swoich zapasach dziesiątek różnych suplementów, odżywki z tej kategorii zapewnią wszystko czego potrzebują początkujący kulturysci w jednej puszce.<text:line-break/><text:line-break/>------------------------------------------------------------------------------------------------------------------------<text:line-break/><text:line-break/>Zdrowa żywność<text:line-break/>W tym dziale znajdziesz zdrowe i smaczne przekąski, zamienniki tradycyjnych posilków, produkty bezglutenowe, zamienniki cukru i slodyczy, oraz produkty wegetariańskie.<text:line-break/><text:line-break/><text:line-break/>------------------------------------------------------------------------------------------------------------------------<text:line-break/><text:line-break/>Zdrowie i uroda<text:line-break/><text:line-break/>Bądz młody dłużej! Suplementy z tego działu posiadają właściwości regenerujące organy takie jak skóra czy oczy. Niektóre z nich pomogą przeciwdziałają rozwojowi osteoporozy, regenerują stawy oraz wzmacniają włosy i paznokcie.<text:line-break/><text:line-break/>------------------------------------------------------------------------------------------------------------------------<text:line-break/><text:line-break/>Zdrowie Seksualne<text:line-break/><text:line-break/>Udane życie seksualne jest bardzo ważne dla każdego z nas. Radźmy sobie z codziennymi wyzwaniami poprzez duży wyrzut endorfin. Bądz ALFA na codzien!<text:line-break/><text:line-break/><text:line-break/>------------------------------------------------------------------------------------------------------------------------<text:line-break/><text:soft-page-break/><text:line-break/>Aminokwasy, BCAA<text:line-break/><text:line-break/>Aminokwasy są podstawowym budulcem masy mięśniowej. Suplementy aminokwasowe to monomery białek które gotowe są do wykorzystania przez organizm i mięśnie od razu. Stosuj aminokwasy rano i okołotreningowo dla lepszej regeneracji.<text:line-break/><text:line-break/>Artykuły http://www.forum.paker.co.uk/aminokwasy-po-co-sa-i-co-nam-daja-vt820.htm<text:line-break/>http://www.forum.paker.co.uk/aminokwasy-vt123.htm<text:line-break/><text:line-break/>------------------------------------------------------------------------------------------------------------------------<text:line-break/><text:line-break/>Boostery hormonów<text:line-break/><text:line-break/>Boostery hormonów to produkty, pochodzenia roślinnego, które w sposób naturalny podniosą poziom hormonów w organizmie. Podniesienie poziomu testosteronu pozwala każdemu kulturyście budować masę i rzeźbę dużo szybciej.<text:line-break/><text:line-break/>Artykuł http://www.forum.paker.co.uk/boostery-testosteronu-vt124.htm<text:line-break/><text:line-break/>------------------------------------------------------------------------------------------------------------------------<text:line-break/><text:line-break/>Boostery tlenku NO <text:line-break/><text:line-break/>Boostery tlenku NO przeznaczone dla osób, chcących doświadczyć niesamowitej pompy mięśniowej. Zawarta w składzie arginina, cytrulina i inne dodatki pompują mięśnie do granic ich wytrzymałości.<text:line-break/><text:line-break/>Artykuł <text:a xlink:type="simple" xlink:href="http://www.forum.paker.co.uk/boostery-tlenku-no-vt126.htm">http://www.forum.paker.co.uk/boostery-tlenku-no-vt126.htm</text:a><text:line-break/><text:line-break/>------------------------------------------------------------------------------------------------------------------------<text:line-break/><text:line-break/>Glutaminy, L-Glutaminy<text:line-break/><text:line-break/>Glutamina odgrywa kluczową rolę w zapobieganiu stanom przemęczenia i przetrenowania. Jest świetnym suplementem chroniącym mięsnie przez katabolizmem. Glutamina wspomaga również regenerację i odporność organizmu.<text:line-break/><text:line-break/>------------------------------------------------------------------------------------------------------------------------<text:line-break/><text:line-break/>Kreatyny i staki<text:line-break/><text:line-break/>Kreatyna to substancja która pozwala mięśniom magazynować więcej energii. Efekt stosowania kreatyny to natychmiastowa poprawa wydolności organizmu, wzrost siły i masy mieśniowej.<text:line-break/><text:line-break/>Artykul Tymczasowy http://www.forum.paker.co.uk/kreatyna-i-stacki-kreatynowe-vt127.htm<text:line-break/>------------------------------------------------------------------------------------------------------------------------<text:line-break/><text:line-break/>Masówki, gainery<text:line-break/><text:line-break/>Jedynym celem stosowania masówek jest zbudowanie potężnej masy mięśniowej. Masówki czyli białko plus węglowodany to najlepsze i sprawdzone połączenie pozwalające zdobywać masę w <text:soft-page-break/>szybkim tempie.<text:line-break/><text:line-break/>Artykul <text:a xlink:type="simple" xlink:href="http://www.forum.paker.co.uk/masowki-gainery-vt129.htm">http://www.forum.paker.co.uk/masowki-gainery-vt129.htm</text:a><text:line-break/><text:line-break/>------------------------------------------------------------------------------------------------------------------------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8-19T16:25:55.41</meta:creation-date>
    <dc:date>2013-08-20T16:21:42.15</dc:date>
    <meta:editing-duration>PT00H03M34S</meta:editing-duration>
    <meta:editing-cycles>2</meta:editing-cycles>
    <meta:generator>OpenOffice.org/3.2$Win32 OpenOffice.org_project/320m18$Build-9502</meta:generator>
    <meta:document-statistic meta:table-count="0" meta:image-count="0" meta:object-count="0" meta:page-count="4" meta:paragraph-count="2" meta:word-count="572" meta:character-count="7166"/>
    <dc:creator>Bart Ratus</dc:creator>
  </office:meta>
</office:document-meta>
</file>